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/>
          <table:table-cell office:value-type="string" calcext:value-type="string">
            <text:p>Zylonen</text:p>
          </table:table-cell>
          <table:table-cell office:value-type="string" calcext:value-type="string">
            <text:p>Menschen</text:p>
          </table:table-cell>
        </table:table-row>
        <table:table-row table:style-name="ro2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Aaron Doral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John Cavil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Leoben Conoy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imon O'Nei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.00.0000</text:date>, <text:time style:data-style-name="N2" text:time-value="20:35:17.6862840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20:36:53.099761152</dc:date>
    <meta:editing-duration>PT5H7M28S</meta:editing-duration>
    <meta:editing-cycles>27</meta:editing-cycles>
    <meta:generator>LibreOffice/5.3.4.2$Linux_X86_64 LibreOffice_project/30m0$Build-2</meta:generator>
    <meta:document-statistic meta:table-count="1" meta:cell-count="289" meta:object-count="0"/>
  </office:meta>
</office:document-meta>
</file>